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7647ce5c5b5b2946635376ff1fa37add" style:family="table-column">
      <style:table-column-properties fo:break-before="auto" style:use-optimal-column-width="false" style:column-width="6cm"/>
    </style:style>
    <style:style style:name="odsStyleTableColumn-dfafecaa96944dd9c62eccc4b5b2d084" style:family="table-column">
      <style:table-column-properties fo:break-before="auto" style:use-optimal-column-width="false" style:column-width="5cm"/>
    </style:style>
    <style:style style:name="odsStyleTableColumn-377ffaea70c11fa18babbac5e275c000" style:family="table-column">
      <style:table-column-properties fo:break-before="auto" style:use-optimal-column-width="false" style:column-width="3cm"/>
    </style:style>
    <style:style style:name="odsStyleTableCell-1b39824d1a6bce13017659ec7ae8982d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f2f22d33e2c6f61fee7cdeda36f86b0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a4e8a428b34adcd685f0fe2e04d683fe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e65f00c8c026ab29f56776c4f73aae34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a88fe6d4aa262836bfe8a3af11347a99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93510232015b173121288787ccf76c3f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7647ce5c5b5b2946635376ff1fa37add" table:default-cell-style-name="Default"/>
        <table:table-column table:style-name="odsStyleTableColumn-dfafecaa96944dd9c62eccc4b5b2d084" table:default-cell-style-name="Default"/>
        <table:table-column table:style-name="odsStyleTableColumn-377ffaea70c11fa18babbac5e275c000" table:default-cell-style-name="Default"/>
        <table:table-column table:style-name="odsStyleTableColumn-377ffaea70c11fa18babbac5e275c000" table:default-cell-style-name="Default"/>
        <table:table-column table:style-name="odsStyleTableColumn-377ffaea70c11fa18babbac5e275c000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1b39824d1a6bce13017659ec7ae8982d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f2f22d33e2c6f61fee7cdeda36f86b09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f2f22d33e2c6f61fee7cdeda36f86b09" table:number-columns-spanned="5" table:number-rows-spanned="1" office:value-type="string">
            <text:p>TABLA No. 32-24</text:p>
          </table:table-cell>
          <table:covered-table-cell table:number-columns-repeated="4"/>
        </table:table-row>
        <table:table-row table:style-name="ro1">
          <table:table-cell table:style-name="odsStyleTableCell-f2f22d33e2c6f61fee7cdeda36f86b09" table:number-columns-spanned="5" table:number-rows-spanned="1" office:value-type="string">
            <text:p>TABLA DE COTIZACIONES DEL 19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f2f22d33e2c6f61fee7cdeda36f86b09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a4e8a428b34adcd685f0fe2e04d683fe" office:value-type="string">
            <text:p>PAIS</text:p>
          </table:table-cell>
          <table:table-cell table:style-name="odsStyleTableCell-a4e8a428b34adcd685f0fe2e04d683fe" office:value-type="string">
            <text:p>UNIDAD MONETARIA</text:p>
          </table:table-cell>
          <table:table-cell table:style-name="odsStyleTableCell-a4e8a428b34adcd685f0fe2e04d683fe" office:value-type="string">
            <text:p>MONEDA</text:p>
          </table:table-cell>
          <table:table-cell table:style-name="odsStyleTableCell-a4e8a428b34adcd685f0fe2e04d683fe" office:value-type="string">
            <text:p>TIPO DE CAMBIO EN Bs POR UNIDAD DE MONEDA EXTRANJERA</text:p>
          </table:table-cell>
          <table:table-cell table:style-name="odsStyleTableCell-a4e8a428b34adcd685f0fe2e04d683fe" office:value-type="string">
            <text:p>TIPO DE CAMBIO EN M.E.</text:p>
          </table:table-cell>
        </table:table-row>
        <table:table-row table:style-name="ro1">
          <table:table-cell table:style-name="odsStyleTableCell-e65f00c8c026ab29f56776c4f73aae34" office:value-type="string">
            <text:p>ESTADOS UNIDOS</text:p>
          </table:table-cell>
          <table:table-cell table:style-name="odsStyleTableCell-e65f00c8c026ab29f56776c4f73aae34" office:value-type="string">
            <text:p>DOLAR VENTA</text:p>
          </table:table-cell>
          <table:table-cell table:style-name="odsStyleTableCell-e65f00c8c026ab29f56776c4f73aae34" office:value-type="string">
            <text:p>USD.VENTA</text:p>
          </table:table-cell>
          <table:table-cell table:style-name="odsStyleTableCell-a88fe6d4aa262836bfe8a3af11347a99" office:value-type="string">
            <text:p>6.96000</text:p>
          </table:table-cell>
          <table:table-cell table:style-name="odsStyleTableCell-a88fe6d4aa262836bfe8a3af11347a99" office:value-type="string">
            <text:p/>
          </table:table-cell>
        </table:table-row>
        <table:table-row table:style-name="ro1">
          <table:table-cell table:style-name="odsStyleTableCell-e65f00c8c026ab29f56776c4f73aae34" office:value-type="string">
            <text:p>ESTADOS UNIDOS</text:p>
          </table:table-cell>
          <table:table-cell table:style-name="odsStyleTableCell-e65f00c8c026ab29f56776c4f73aae34" office:value-type="string">
            <text:p>DOLAR COMPRA</text:p>
          </table:table-cell>
          <table:table-cell table:style-name="odsStyleTableCell-e65f00c8c026ab29f56776c4f73aae34" office:value-type="string">
            <text:p>USD.COMPRA</text:p>
          </table:table-cell>
          <table:table-cell table:style-name="odsStyleTableCell-a88fe6d4aa262836bfe8a3af11347a99" office:value-type="string">
            <text:p>6.86000</text:p>
          </table:table-cell>
          <table:table-cell table:style-name="odsStyleTableCell-a88fe6d4aa262836bfe8a3af11347a99" office:value-type="string">
            <text:p/>
          </table:table-cell>
        </table:table-row>
        <table:table-row table:style-name="ro1">
          <table:table-cell table:style-name="odsStyleTableCell-e65f00c8c026ab29f56776c4f73aae34" office:value-type="string">
            <text:p>UNION EUROPEA</text:p>
          </table:table-cell>
          <table:table-cell table:style-name="odsStyleTableCell-e65f00c8c026ab29f56776c4f73aae34" office:value-type="string">
            <text:p>EURO</text:p>
          </table:table-cell>
          <table:table-cell table:style-name="odsStyleTableCell-e65f00c8c026ab29f56776c4f73aae34" office:value-type="string">
            <text:p>EUR</text:p>
          </table:table-cell>
          <table:table-cell table:style-name="odsStyleTableCell-a88fe6d4aa262836bfe8a3af11347a99" office:value-type="string">
            <text:p>7.39304</text:p>
          </table:table-cell>
          <table:table-cell table:style-name="odsStyleTableCell-a88fe6d4aa262836bfe8a3af11347a99" office:value-type="string">
            <text:p>0.92790</text:p>
          </table:table-cell>
        </table:table-row>
        <table:table-row table:style-name="ro1">
          <table:table-cell table:style-name="odsStyleTableCell-e65f00c8c026ab29f56776c4f73aae34" office:value-type="string">
            <text:p>JAPON</text:p>
          </table:table-cell>
          <table:table-cell table:style-name="odsStyleTableCell-e65f00c8c026ab29f56776c4f73aae34" office:value-type="string">
            <text:p>YEN</text:p>
          </table:table-cell>
          <table:table-cell table:style-name="odsStyleTableCell-e65f00c8c026ab29f56776c4f73aae34" office:value-type="string">
            <text:p>JPY</text:p>
          </table:table-cell>
          <table:table-cell table:style-name="odsStyleTableCell-a88fe6d4aa262836bfe8a3af11347a99" office:value-type="string">
            <text:p>0.04568</text:p>
          </table:table-cell>
          <table:table-cell table:style-name="odsStyleTableCell-a88fe6d4aa262836bfe8a3af11347a99" office:value-type="string">
            <text:p>150.18000</text:p>
          </table:table-cell>
        </table:table-row>
        <table:table-row table:style-name="ro1">
          <table:table-cell table:style-name="odsStyleTableCell-e65f00c8c026ab29f56776c4f73aae34" office:value-type="string">
            <text:p>ARABIA SAUDITA</text:p>
          </table:table-cell>
          <table:table-cell table:style-name="odsStyleTableCell-e65f00c8c026ab29f56776c4f73aae34" office:value-type="string">
            <text:p>RIYAL SAUDÍ</text:p>
          </table:table-cell>
          <table:table-cell table:style-name="odsStyleTableCell-e65f00c8c026ab29f56776c4f73aae34" office:value-type="string">
            <text:p>SAR</text:p>
          </table:table-cell>
          <table:table-cell table:style-name="odsStyleTableCell-a88fe6d4aa262836bfe8a3af11347a99" office:value-type="string">
            <text:p>1.82919</text:p>
          </table:table-cell>
          <table:table-cell table:style-name="odsStyleTableCell-a88fe6d4aa262836bfe8a3af11347a99" office:value-type="string">
            <text:p>3.75030</text:p>
          </table:table-cell>
        </table:table-row>
        <table:table-row table:style-name="ro1">
          <table:table-cell table:style-name="odsStyleTableCell-e65f00c8c026ab29f56776c4f73aae34" office:value-type="string">
            <text:p>ARGELIA</text:p>
          </table:table-cell>
          <table:table-cell table:style-name="odsStyleTableCell-e65f00c8c026ab29f56776c4f73aae34" office:value-type="string">
            <text:p>DINAR ARGELINO</text:p>
          </table:table-cell>
          <table:table-cell table:style-name="odsStyleTableCell-e65f00c8c026ab29f56776c4f73aae34" office:value-type="string">
            <text:p>DZD</text:p>
          </table:table-cell>
          <table:table-cell table:style-name="odsStyleTableCell-a88fe6d4aa262836bfe8a3af11347a99" office:value-type="string">
            <text:p>0.05107</text:p>
          </table:table-cell>
          <table:table-cell table:style-name="odsStyleTableCell-a88fe6d4aa262836bfe8a3af11347a99" office:value-type="string">
            <text:p>134.32450</text:p>
          </table:table-cell>
        </table:table-row>
        <table:table-row table:style-name="ro1">
          <table:table-cell table:style-name="odsStyleTableCell-e65f00c8c026ab29f56776c4f73aae34" office:value-type="string">
            <text:p>ARGENTINA</text:p>
          </table:table-cell>
          <table:table-cell table:style-name="odsStyleTableCell-e65f00c8c026ab29f56776c4f73aae34" office:value-type="string">
            <text:p>PESO</text:p>
          </table:table-cell>
          <table:table-cell table:style-name="odsStyleTableCell-e65f00c8c026ab29f56776c4f73aae34" office:value-type="string">
            <text:p>ARS</text:p>
          </table:table-cell>
          <table:table-cell table:style-name="odsStyleTableCell-a88fe6d4aa262836bfe8a3af11347a99" office:value-type="string">
            <text:p>0.00821</text:p>
          </table:table-cell>
          <table:table-cell table:style-name="odsStyleTableCell-a88fe6d4aa262836bfe8a3af11347a99" office:value-type="string">
            <text:p>835.13170</text:p>
          </table:table-cell>
        </table:table-row>
        <table:table-row table:style-name="ro1">
          <table:table-cell table:style-name="odsStyleTableCell-e65f00c8c026ab29f56776c4f73aae34" office:value-type="string">
            <text:p>AUSTRALIA</text:p>
          </table:table-cell>
          <table:table-cell table:style-name="odsStyleTableCell-e65f00c8c026ab29f56776c4f73aae34" office:value-type="string">
            <text:p>DÓLAR</text:p>
          </table:table-cell>
          <table:table-cell table:style-name="odsStyleTableCell-e65f00c8c026ab29f56776c4f73aae34" office:value-type="string">
            <text:p>AUD</text:p>
          </table:table-cell>
          <table:table-cell table:style-name="odsStyleTableCell-a88fe6d4aa262836bfe8a3af11347a99" office:value-type="string">
            <text:p>4.48164</text:p>
          </table:table-cell>
          <table:table-cell table:style-name="odsStyleTableCell-a88fe6d4aa262836bfe8a3af11347a99" office:value-type="string">
            <text:p>1.53069</text:p>
          </table:table-cell>
        </table:table-row>
        <table:table-row table:style-name="ro1">
          <table:table-cell table:style-name="odsStyleTableCell-e65f00c8c026ab29f56776c4f73aae34" office:value-type="string">
            <text:p>BRASIL</text:p>
          </table:table-cell>
          <table:table-cell table:style-name="odsStyleTableCell-e65f00c8c026ab29f56776c4f73aae34" office:value-type="string">
            <text:p>REAL</text:p>
          </table:table-cell>
          <table:table-cell table:style-name="odsStyleTableCell-e65f00c8c026ab29f56776c4f73aae34" office:value-type="string">
            <text:p>BRL</text:p>
          </table:table-cell>
          <table:table-cell table:style-name="odsStyleTableCell-a88fe6d4aa262836bfe8a3af11347a99" office:value-type="string">
            <text:p>1.38134</text:p>
          </table:table-cell>
          <table:table-cell table:style-name="odsStyleTableCell-a88fe6d4aa262836bfe8a3af11347a99" office:value-type="string">
            <text:p>4.96620</text:p>
          </table:table-cell>
        </table:table-row>
        <table:table-row table:style-name="ro1">
          <table:table-cell table:style-name="odsStyleTableCell-e65f00c8c026ab29f56776c4f73aae34" office:value-type="string">
            <text:p>CANADA</text:p>
          </table:table-cell>
          <table:table-cell table:style-name="odsStyleTableCell-e65f00c8c026ab29f56776c4f73aae34" office:value-type="string">
            <text:p>DÓLAR</text:p>
          </table:table-cell>
          <table:table-cell table:style-name="odsStyleTableCell-e65f00c8c026ab29f56776c4f73aae34" office:value-type="string">
            <text:p>CAD</text:p>
          </table:table-cell>
          <table:table-cell table:style-name="odsStyleTableCell-a88fe6d4aa262836bfe8a3af11347a99" office:value-type="string">
            <text:p>5.08713</text:p>
          </table:table-cell>
          <table:table-cell table:style-name="odsStyleTableCell-a88fe6d4aa262836bfe8a3af11347a99" office:value-type="string">
            <text:p>1.34850</text:p>
          </table:table-cell>
        </table:table-row>
        <table:table-row table:style-name="ro1">
          <table:table-cell table:style-name="odsStyleTableCell-e65f00c8c026ab29f56776c4f73aae34" office:value-type="string">
            <text:p>CHILE</text:p>
          </table:table-cell>
          <table:table-cell table:style-name="odsStyleTableCell-e65f00c8c026ab29f56776c4f73aae34" office:value-type="string">
            <text:p>PESO</text:p>
          </table:table-cell>
          <table:table-cell table:style-name="odsStyleTableCell-e65f00c8c026ab29f56776c4f73aae34" office:value-type="string">
            <text:p>CLP</text:p>
          </table:table-cell>
          <table:table-cell table:style-name="odsStyleTableCell-a88fe6d4aa262836bfe8a3af11347a99" office:value-type="string">
            <text:p>0.00706</text:p>
          </table:table-cell>
          <table:table-cell table:style-name="odsStyleTableCell-a88fe6d4aa262836bfe8a3af11347a99" office:value-type="string">
            <text:p>971.47000</text:p>
          </table:table-cell>
        </table:table-row>
        <table:table-row table:style-name="ro1">
          <table:table-cell table:style-name="odsStyleTableCell-e65f00c8c026ab29f56776c4f73aae34" office:value-type="string">
            <text:p>COLOMBIA</text:p>
          </table:table-cell>
          <table:table-cell table:style-name="odsStyleTableCell-e65f00c8c026ab29f56776c4f73aae34" office:value-type="string">
            <text:p>PESO</text:p>
          </table:table-cell>
          <table:table-cell table:style-name="odsStyleTableCell-e65f00c8c026ab29f56776c4f73aae34" office:value-type="string">
            <text:p>COP</text:p>
          </table:table-cell>
          <table:table-cell table:style-name="odsStyleTableCell-a88fe6d4aa262836bfe8a3af11347a99" office:value-type="string">
            <text:p>0.00176</text:p>
          </table:table-cell>
          <table:table-cell table:style-name="odsStyleTableCell-a88fe6d4aa262836bfe8a3af11347a99" office:value-type="string">
            <text:p>3,908.27000</text:p>
          </table:table-cell>
        </table:table-row>
        <table:table-row table:style-name="ro1">
          <table:table-cell table:style-name="odsStyleTableCell-e65f00c8c026ab29f56776c4f73aae34" office:value-type="string">
            <text:p>COREA DEL SUR</text:p>
          </table:table-cell>
          <table:table-cell table:style-name="odsStyleTableCell-e65f00c8c026ab29f56776c4f73aae34" office:value-type="string">
            <text:p>WON</text:p>
          </table:table-cell>
          <table:table-cell table:style-name="odsStyleTableCell-e65f00c8c026ab29f56776c4f73aae34" office:value-type="string">
            <text:p>KRW</text:p>
          </table:table-cell>
          <table:table-cell table:style-name="odsStyleTableCell-a88fe6d4aa262836bfe8a3af11347a99" office:value-type="string">
            <text:p>0.00514</text:p>
          </table:table-cell>
          <table:table-cell table:style-name="odsStyleTableCell-a88fe6d4aa262836bfe8a3af11347a99" office:value-type="string">
            <text:p>1,335.51000</text:p>
          </table:table-cell>
        </table:table-row>
        <table:table-row table:style-name="ro1">
          <table:table-cell table:style-name="odsStyleTableCell-e65f00c8c026ab29f56776c4f73aae34" office:value-type="string">
            <text:p>COSTA RICA</text:p>
          </table:table-cell>
          <table:table-cell table:style-name="odsStyleTableCell-e65f00c8c026ab29f56776c4f73aae34" office:value-type="string">
            <text:p>COLON COSTARRICENSE</text:p>
          </table:table-cell>
          <table:table-cell table:style-name="odsStyleTableCell-e65f00c8c026ab29f56776c4f73aae34" office:value-type="string">
            <text:p>CRC</text:p>
          </table:table-cell>
          <table:table-cell table:style-name="odsStyleTableCell-a88fe6d4aa262836bfe8a3af11347a99" office:value-type="string">
            <text:p>0.01329</text:p>
          </table:table-cell>
          <table:table-cell table:style-name="odsStyleTableCell-a88fe6d4aa262836bfe8a3af11347a99" office:value-type="string">
            <text:p>516.32000</text:p>
          </table:table-cell>
        </table:table-row>
        <table:table-row table:style-name="ro1">
          <table:table-cell table:style-name="odsStyleTableCell-e65f00c8c026ab29f56776c4f73aae34" office:value-type="string">
            <text:p>REPUBLICA CHECA</text:p>
          </table:table-cell>
          <table:table-cell table:style-name="odsStyleTableCell-e65f00c8c026ab29f56776c4f73aae34" office:value-type="string">
            <text:p>CORONA CHECA</text:p>
          </table:table-cell>
          <table:table-cell table:style-name="odsStyleTableCell-e65f00c8c026ab29f56776c4f73aae34" office:value-type="string">
            <text:p>CZK</text:p>
          </table:table-cell>
          <table:table-cell table:style-name="odsStyleTableCell-a88fe6d4aa262836bfe8a3af11347a99" office:value-type="string">
            <text:p>0.29056</text:p>
          </table:table-cell>
          <table:table-cell table:style-name="odsStyleTableCell-a88fe6d4aa262836bfe8a3af11347a99" office:value-type="string">
            <text:p>23.60980</text:p>
          </table:table-cell>
        </table:table-row>
        <table:table-row table:style-name="ro1">
          <table:table-cell table:style-name="odsStyleTableCell-e65f00c8c026ab29f56776c4f73aae34" office:value-type="string">
            <text:p>DINAMARCA</text:p>
          </table:table-cell>
          <table:table-cell table:style-name="odsStyleTableCell-e65f00c8c026ab29f56776c4f73aae34" office:value-type="string">
            <text:p>CORONA</text:p>
          </table:table-cell>
          <table:table-cell table:style-name="odsStyleTableCell-e65f00c8c026ab29f56776c4f73aae34" office:value-type="string">
            <text:p>DKK</text:p>
          </table:table-cell>
          <table:table-cell table:style-name="odsStyleTableCell-a88fe6d4aa262836bfe8a3af11347a99" office:value-type="string">
            <text:p>0.99173</text:p>
          </table:table-cell>
          <table:table-cell table:style-name="odsStyleTableCell-a88fe6d4aa262836bfe8a3af11347a99" office:value-type="string">
            <text:p>6.91720</text:p>
          </table:table-cell>
        </table:table-row>
        <table:table-row table:style-name="ro1">
          <table:table-cell table:style-name="odsStyleTableCell-e65f00c8c026ab29f56776c4f73aae34" office:value-type="string">
            <text:p>ECUADOR</text:p>
          </table:table-cell>
          <table:table-cell table:style-name="odsStyleTableCell-e65f00c8c026ab29f56776c4f73aae34" office:value-type="string">
            <text:p>DÓLAR</text:p>
          </table:table-cell>
          <table:table-cell table:style-name="odsStyleTableCell-e65f00c8c026ab29f56776c4f73aae34" office:value-type="string">
            <text:p>USD</text:p>
          </table:table-cell>
          <table:table-cell table:style-name="odsStyleTableCell-a88fe6d4aa262836bfe8a3af11347a99" office:value-type="string">
            <text:p>6.86000</text:p>
          </table:table-cell>
          <table:table-cell table:style-name="odsStyleTableCell-a88fe6d4aa262836bfe8a3af11347a99" office:value-type="string">
            <text:p>1.00000</text:p>
          </table:table-cell>
        </table:table-row>
        <table:table-row table:style-name="ro1">
          <table:table-cell table:style-name="odsStyleTableCell-e65f00c8c026ab29f56776c4f73aae34" office:value-type="string">
            <text:p>EMIRATOS ARABES</text:p>
          </table:table-cell>
          <table:table-cell table:style-name="odsStyleTableCell-e65f00c8c026ab29f56776c4f73aae34" office:value-type="string">
            <text:p>DIRHAM</text:p>
          </table:table-cell>
          <table:table-cell table:style-name="odsStyleTableCell-e65f00c8c026ab29f56776c4f73aae34" office:value-type="string">
            <text:p>AED</text:p>
          </table:table-cell>
          <table:table-cell table:style-name="odsStyleTableCell-a88fe6d4aa262836bfe8a3af11347a99" office:value-type="string">
            <text:p>1.86773</text:p>
          </table:table-cell>
          <table:table-cell table:style-name="odsStyleTableCell-a88fe6d4aa262836bfe8a3af11347a99" office:value-type="string">
            <text:p>3.67290</text:p>
          </table:table-cell>
        </table:table-row>
        <table:table-row table:style-name="ro1">
          <table:table-cell table:style-name="odsStyleTableCell-e65f00c8c026ab29f56776c4f73aae34" office:value-type="string">
            <text:p>FILIPINAS</text:p>
          </table:table-cell>
          <table:table-cell table:style-name="odsStyleTableCell-e65f00c8c026ab29f56776c4f73aae34" office:value-type="string">
            <text:p>PESO FILIPINO</text:p>
          </table:table-cell>
          <table:table-cell table:style-name="odsStyleTableCell-e65f00c8c026ab29f56776c4f73aae34" office:value-type="string">
            <text:p>PHP</text:p>
          </table:table-cell>
          <table:table-cell table:style-name="odsStyleTableCell-a88fe6d4aa262836bfe8a3af11347a99" office:value-type="string">
            <text:p>0.12257</text:p>
          </table:table-cell>
          <table:table-cell table:style-name="odsStyleTableCell-a88fe6d4aa262836bfe8a3af11347a99" office:value-type="string">
            <text:p>55.96700</text:p>
          </table:table-cell>
        </table:table-row>
        <table:table-row table:style-name="ro1">
          <table:table-cell table:style-name="odsStyleTableCell-e65f00c8c026ab29f56776c4f73aae34" office:value-type="string">
            <text:p>HAITÍ</text:p>
          </table:table-cell>
          <table:table-cell table:style-name="odsStyleTableCell-e65f00c8c026ab29f56776c4f73aae34" office:value-type="string">
            <text:p>GOURDE</text:p>
          </table:table-cell>
          <table:table-cell table:style-name="odsStyleTableCell-e65f00c8c026ab29f56776c4f73aae34" office:value-type="string">
            <text:p>HTG</text:p>
          </table:table-cell>
          <table:table-cell table:style-name="odsStyleTableCell-a88fe6d4aa262836bfe8a3af11347a99" office:value-type="string">
            <text:p>0.05214</text:p>
          </table:table-cell>
          <table:table-cell table:style-name="odsStyleTableCell-a88fe6d4aa262836bfe8a3af11347a99" office:value-type="string">
            <text:p>131.56160</text:p>
          </table:table-cell>
        </table:table-row>
        <table:table-row table:style-name="ro1">
          <table:table-cell table:style-name="odsStyleTableCell-e65f00c8c026ab29f56776c4f73aae34" office:value-type="string">
            <text:p>HONG KONG</text:p>
          </table:table-cell>
          <table:table-cell table:style-name="odsStyleTableCell-e65f00c8c026ab29f56776c4f73aae34" office:value-type="string">
            <text:p>DÓLAR</text:p>
          </table:table-cell>
          <table:table-cell table:style-name="odsStyleTableCell-e65f00c8c026ab29f56776c4f73aae34" office:value-type="string">
            <text:p>HKD</text:p>
          </table:table-cell>
          <table:table-cell table:style-name="odsStyleTableCell-a88fe6d4aa262836bfe8a3af11347a99" office:value-type="string">
            <text:p>0.87705</text:p>
          </table:table-cell>
          <table:table-cell table:style-name="odsStyleTableCell-a88fe6d4aa262836bfe8a3af11347a99" office:value-type="string">
            <text:p>7.82170</text:p>
          </table:table-cell>
        </table:table-row>
        <table:table-row table:style-name="ro1">
          <table:table-cell table:style-name="odsStyleTableCell-e65f00c8c026ab29f56776c4f73aae34" office:value-type="string">
            <text:p>INDIA</text:p>
          </table:table-cell>
          <table:table-cell table:style-name="odsStyleTableCell-e65f00c8c026ab29f56776c4f73aae34" office:value-type="string">
            <text:p>RUPIA</text:p>
          </table:table-cell>
          <table:table-cell table:style-name="odsStyleTableCell-e65f00c8c026ab29f56776c4f73aae34" office:value-type="string">
            <text:p>INR</text:p>
          </table:table-cell>
          <table:table-cell table:style-name="odsStyleTableCell-a88fe6d4aa262836bfe8a3af11347a99" office:value-type="string">
            <text:p>0.08264</text:p>
          </table:table-cell>
          <table:table-cell table:style-name="odsStyleTableCell-a88fe6d4aa262836bfe8a3af11347a99" office:value-type="string">
            <text:p>83.01500</text:p>
          </table:table-cell>
        </table:table-row>
        <table:table-row table:style-name="ro1">
          <table:table-cell table:style-name="odsStyleTableCell-e65f00c8c026ab29f56776c4f73aae34" office:value-type="string">
            <text:p>INDONESIA</text:p>
          </table:table-cell>
          <table:table-cell table:style-name="odsStyleTableCell-e65f00c8c026ab29f56776c4f73aae34" office:value-type="string">
            <text:p>RUPIA INDONESIA</text:p>
          </table:table-cell>
          <table:table-cell table:style-name="odsStyleTableCell-e65f00c8c026ab29f56776c4f73aae34" office:value-type="string">
            <text:p>IDR</text:p>
          </table:table-cell>
          <table:table-cell table:style-name="odsStyleTableCell-a88fe6d4aa262836bfe8a3af11347a99" office:value-type="string">
            <text:p>0.00044</text:p>
          </table:table-cell>
          <table:table-cell table:style-name="odsStyleTableCell-a88fe6d4aa262836bfe8a3af11347a99" office:value-type="string">
            <text:p>15,620.00000</text:p>
          </table:table-cell>
        </table:table-row>
        <table:table-row table:style-name="ro1">
          <table:table-cell table:style-name="odsStyleTableCell-e65f00c8c026ab29f56776c4f73aae34" office:value-type="string">
            <text:p>ISRAEL</text:p>
          </table:table-cell>
          <table:table-cell table:style-name="odsStyleTableCell-e65f00c8c026ab29f56776c4f73aae34" office:value-type="string">
            <text:p>NUEVO SÉQUEL</text:p>
          </table:table-cell>
          <table:table-cell table:style-name="odsStyleTableCell-e65f00c8c026ab29f56776c4f73aae34" office:value-type="string">
            <text:p>ILS</text:p>
          </table:table-cell>
          <table:table-cell table:style-name="odsStyleTableCell-a88fe6d4aa262836bfe8a3af11347a99" office:value-type="string">
            <text:p>1.90086</text:p>
          </table:table-cell>
          <table:table-cell table:style-name="odsStyleTableCell-a88fe6d4aa262836bfe8a3af11347a99" office:value-type="string">
            <text:p>3.60890</text:p>
          </table:table-cell>
        </table:table-row>
        <table:table-row table:style-name="ro1">
          <table:table-cell table:style-name="odsStyleTableCell-e65f00c8c026ab29f56776c4f73aae34" office:value-type="string">
            <text:p>MALASIA</text:p>
          </table:table-cell>
          <table:table-cell table:style-name="odsStyleTableCell-e65f00c8c026ab29f56776c4f73aae34" office:value-type="string">
            <text:p>RINGGIT MALAYO</text:p>
          </table:table-cell>
          <table:table-cell table:style-name="odsStyleTableCell-e65f00c8c026ab29f56776c4f73aae34" office:value-type="string">
            <text:p>MYR</text:p>
          </table:table-cell>
          <table:table-cell table:style-name="odsStyleTableCell-a88fe6d4aa262836bfe8a3af11347a99" office:value-type="string">
            <text:p>1.43536</text:p>
          </table:table-cell>
          <table:table-cell table:style-name="odsStyleTableCell-a88fe6d4aa262836bfe8a3af11347a99" office:value-type="string">
            <text:p>4.77930</text:p>
          </table:table-cell>
        </table:table-row>
        <table:table-row table:style-name="ro1">
          <table:table-cell table:style-name="odsStyleTableCell-e65f00c8c026ab29f56776c4f73aae34" office:value-type="string">
            <text:p>MEXICO</text:p>
          </table:table-cell>
          <table:table-cell table:style-name="odsStyleTableCell-e65f00c8c026ab29f56776c4f73aae34" office:value-type="string">
            <text:p>PESO</text:p>
          </table:table-cell>
          <table:table-cell table:style-name="odsStyleTableCell-e65f00c8c026ab29f56776c4f73aae34" office:value-type="string">
            <text:p>MXN</text:p>
          </table:table-cell>
          <table:table-cell table:style-name="odsStyleTableCell-a88fe6d4aa262836bfe8a3af11347a99" office:value-type="string">
            <text:p>0.40226</text:p>
          </table:table-cell>
          <table:table-cell table:style-name="odsStyleTableCell-a88fe6d4aa262836bfe8a3af11347a99" office:value-type="string">
            <text:p>17.05370</text:p>
          </table:table-cell>
        </table:table-row>
        <table:table-row table:style-name="ro1">
          <table:table-cell table:style-name="odsStyleTableCell-e65f00c8c026ab29f56776c4f73aae34" office:value-type="string">
            <text:p>NORUEGA</text:p>
          </table:table-cell>
          <table:table-cell table:style-name="odsStyleTableCell-e65f00c8c026ab29f56776c4f73aae34" office:value-type="string">
            <text:p>CORONA</text:p>
          </table:table-cell>
          <table:table-cell table:style-name="odsStyleTableCell-e65f00c8c026ab29f56776c4f73aae34" office:value-type="string">
            <text:p>NOK</text:p>
          </table:table-cell>
          <table:table-cell table:style-name="odsStyleTableCell-a88fe6d4aa262836bfe8a3af11347a99" office:value-type="string">
            <text:p>0.65285</text:p>
          </table:table-cell>
          <table:table-cell table:style-name="odsStyleTableCell-a88fe6d4aa262836bfe8a3af11347a99" office:value-type="string">
            <text:p>10.50770</text:p>
          </table:table-cell>
        </table:table-row>
        <table:table-row table:style-name="ro1">
          <table:table-cell table:style-name="odsStyleTableCell-e65f00c8c026ab29f56776c4f73aae34" office:value-type="string">
            <text:p>PANAMÁ</text:p>
          </table:table-cell>
          <table:table-cell table:style-name="odsStyleTableCell-e65f00c8c026ab29f56776c4f73aae34" office:value-type="string">
            <text:p>BALBOA</text:p>
          </table:table-cell>
          <table:table-cell table:style-name="odsStyleTableCell-e65f00c8c026ab29f56776c4f73aae34" office:value-type="string">
            <text:p>PAB</text:p>
          </table:table-cell>
          <table:table-cell table:style-name="odsStyleTableCell-a88fe6d4aa262836bfe8a3af11347a99" office:value-type="string">
            <text:p>6.86000</text:p>
          </table:table-cell>
          <table:table-cell table:style-name="odsStyleTableCell-a88fe6d4aa262836bfe8a3af11347a99" office:value-type="string">
            <text:p>1.00000</text:p>
          </table:table-cell>
        </table:table-row>
        <table:table-row table:style-name="ro1">
          <table:table-cell table:style-name="odsStyleTableCell-e65f00c8c026ab29f56776c4f73aae34" office:value-type="string">
            <text:p>PARAGUAY</text:p>
          </table:table-cell>
          <table:table-cell table:style-name="odsStyleTableCell-e65f00c8c026ab29f56776c4f73aae34" office:value-type="string">
            <text:p>GUARANI</text:p>
          </table:table-cell>
          <table:table-cell table:style-name="odsStyleTableCell-e65f00c8c026ab29f56776c4f73aae34" office:value-type="string">
            <text:p>PYG</text:p>
          </table:table-cell>
          <table:table-cell table:style-name="odsStyleTableCell-a88fe6d4aa262836bfe8a3af11347a99" office:value-type="string">
            <text:p>0.00094</text:p>
          </table:table-cell>
          <table:table-cell table:style-name="odsStyleTableCell-a88fe6d4aa262836bfe8a3af11347a99" office:value-type="string">
            <text:p>7,301.60000</text:p>
          </table:table-cell>
        </table:table-row>
        <table:table-row table:style-name="ro1">
          <table:table-cell table:style-name="odsStyleTableCell-e65f00c8c026ab29f56776c4f73aae34" office:value-type="string">
            <text:p>PERU</text:p>
          </table:table-cell>
          <table:table-cell table:style-name="odsStyleTableCell-e65f00c8c026ab29f56776c4f73aae34" office:value-type="string">
            <text:p>NUEVO SOL</text:p>
          </table:table-cell>
          <table:table-cell table:style-name="odsStyleTableCell-e65f00c8c026ab29f56776c4f73aae34" office:value-type="string">
            <text:p>PEN</text:p>
          </table:table-cell>
          <table:table-cell table:style-name="odsStyleTableCell-a88fe6d4aa262836bfe8a3af11347a99" office:value-type="string">
            <text:p>1.79614</text:p>
          </table:table-cell>
          <table:table-cell table:style-name="odsStyleTableCell-a88fe6d4aa262836bfe8a3af11347a99" office:value-type="string">
            <text:p>3.81930</text:p>
          </table:table-cell>
        </table:table-row>
        <table:table-row table:style-name="ro1">
          <table:table-cell table:style-name="odsStyleTableCell-e65f00c8c026ab29f56776c4f73aae34" office:value-type="string">
            <text:p>REINO UNIDO</text:p>
          </table:table-cell>
          <table:table-cell table:style-name="odsStyleTableCell-e65f00c8c026ab29f56776c4f73aae34" office:value-type="string">
            <text:p>LIBRA</text:p>
          </table:table-cell>
          <table:table-cell table:style-name="odsStyleTableCell-e65f00c8c026ab29f56776c4f73aae34" office:value-type="string">
            <text:p>GBP</text:p>
          </table:table-cell>
          <table:table-cell table:style-name="odsStyleTableCell-a88fe6d4aa262836bfe8a3af11347a99" office:value-type="string">
            <text:p>8.64426</text:p>
          </table:table-cell>
          <table:table-cell table:style-name="odsStyleTableCell-a88fe6d4aa262836bfe8a3af11347a99" office:value-type="string">
            <text:p>0.79359</text:p>
          </table:table-cell>
        </table:table-row>
        <table:table-row table:style-name="ro1">
          <table:table-cell table:style-name="odsStyleTableCell-e65f00c8c026ab29f56776c4f73aae34" office:value-type="string">
            <text:p>REPÚBLICA DOMINICANA</text:p>
          </table:table-cell>
          <table:table-cell table:style-name="odsStyleTableCell-e65f00c8c026ab29f56776c4f73aae34" office:value-type="string">
            <text:p>PESO DOMINICANO</text:p>
          </table:table-cell>
          <table:table-cell table:style-name="odsStyleTableCell-e65f00c8c026ab29f56776c4f73aae34" office:value-type="string">
            <text:p>DOP</text:p>
          </table:table-cell>
          <table:table-cell table:style-name="odsStyleTableCell-a88fe6d4aa262836bfe8a3af11347a99" office:value-type="string">
            <text:p>0.11699</text:p>
          </table:table-cell>
          <table:table-cell table:style-name="odsStyleTableCell-a88fe6d4aa262836bfe8a3af11347a99" office:value-type="string">
            <text:p>58.63800</text:p>
          </table:table-cell>
        </table:table-row>
        <table:table-row table:style-name="ro1">
          <table:table-cell table:style-name="odsStyleTableCell-e65f00c8c026ab29f56776c4f73aae34" office:value-type="string">
            <text:p>REP.POPULAR CHINA</text:p>
          </table:table-cell>
          <table:table-cell table:style-name="odsStyleTableCell-e65f00c8c026ab29f56776c4f73aae34" office:value-type="string">
            <text:p>YUAN RENMINBI OFFSHORE</text:p>
          </table:table-cell>
          <table:table-cell table:style-name="odsStyleTableCell-e65f00c8c026ab29f56776c4f73aae34" office:value-type="string">
            <text:p>CNH</text:p>
          </table:table-cell>
          <table:table-cell table:style-name="odsStyleTableCell-a88fe6d4aa262836bfe8a3af11347a99" office:value-type="string">
            <text:p>0.95110</text:p>
          </table:table-cell>
          <table:table-cell table:style-name="odsStyleTableCell-a88fe6d4aa262836bfe8a3af11347a99" office:value-type="string">
            <text:p>7.21270</text:p>
          </table:table-cell>
        </table:table-row>
        <table:table-row table:style-name="ro1">
          <table:table-cell table:style-name="odsStyleTableCell-e65f00c8c026ab29f56776c4f73aae34" office:value-type="string">
            <text:p>RUSIA</text:p>
          </table:table-cell>
          <table:table-cell table:style-name="odsStyleTableCell-e65f00c8c026ab29f56776c4f73aae34" office:value-type="string">
            <text:p>RUBLO RUSO</text:p>
          </table:table-cell>
          <table:table-cell table:style-name="odsStyleTableCell-e65f00c8c026ab29f56776c4f73aae34" office:value-type="string">
            <text:p>RUB</text:p>
          </table:table-cell>
          <table:table-cell table:style-name="odsStyleTableCell-a88fe6d4aa262836bfe8a3af11347a99" office:value-type="string">
            <text:p>0.07426</text:p>
          </table:table-cell>
          <table:table-cell table:style-name="odsStyleTableCell-a88fe6d4aa262836bfe8a3af11347a99" office:value-type="string">
            <text:p>92.38280</text:p>
          </table:table-cell>
        </table:table-row>
        <table:table-row table:style-name="ro1">
          <table:table-cell table:style-name="odsStyleTableCell-e65f00c8c026ab29f56776c4f73aae34" office:value-type="string">
            <text:p>SINGAPUR</text:p>
          </table:table-cell>
          <table:table-cell table:style-name="odsStyleTableCell-e65f00c8c026ab29f56776c4f73aae34" office:value-type="string">
            <text:p>DÓLAR</text:p>
          </table:table-cell>
          <table:table-cell table:style-name="odsStyleTableCell-e65f00c8c026ab29f56776c4f73aae34" office:value-type="string">
            <text:p>SGD</text:p>
          </table:table-cell>
          <table:table-cell table:style-name="odsStyleTableCell-a88fe6d4aa262836bfe8a3af11347a99" office:value-type="string">
            <text:p>5.09318</text:p>
          </table:table-cell>
          <table:table-cell table:style-name="odsStyleTableCell-a88fe6d4aa262836bfe8a3af11347a99" office:value-type="string">
            <text:p>1.34690</text:p>
          </table:table-cell>
        </table:table-row>
        <table:table-row table:style-name="ro1">
          <table:table-cell table:style-name="odsStyleTableCell-e65f00c8c026ab29f56776c4f73aae34" office:value-type="string">
            <text:p>SUDÁFRICA</text:p>
          </table:table-cell>
          <table:table-cell table:style-name="odsStyleTableCell-e65f00c8c026ab29f56776c4f73aae34" office:value-type="string">
            <text:p>RAND</text:p>
          </table:table-cell>
          <table:table-cell table:style-name="odsStyleTableCell-e65f00c8c026ab29f56776c4f73aae34" office:value-type="string">
            <text:p>ZAR</text:p>
          </table:table-cell>
          <table:table-cell table:style-name="odsStyleTableCell-a88fe6d4aa262836bfe8a3af11347a99" office:value-type="string">
            <text:p>0.36331</text:p>
          </table:table-cell>
          <table:table-cell table:style-name="odsStyleTableCell-a88fe6d4aa262836bfe8a3af11347a99" office:value-type="string">
            <text:p>18.88200</text:p>
          </table:table-cell>
        </table:table-row>
        <table:table-row table:style-name="ro1">
          <table:table-cell table:style-name="odsStyleTableCell-e65f00c8c026ab29f56776c4f73aae34" office:value-type="string">
            <text:p>SUECIA</text:p>
          </table:table-cell>
          <table:table-cell table:style-name="odsStyleTableCell-e65f00c8c026ab29f56776c4f73aae34" office:value-type="string">
            <text:p>CORONA</text:p>
          </table:table-cell>
          <table:table-cell table:style-name="odsStyleTableCell-e65f00c8c026ab29f56776c4f73aae34" office:value-type="string">
            <text:p>SEK</text:p>
          </table:table-cell>
          <table:table-cell table:style-name="odsStyleTableCell-a88fe6d4aa262836bfe8a3af11347a99" office:value-type="string">
            <text:p>0.65702</text:p>
          </table:table-cell>
          <table:table-cell table:style-name="odsStyleTableCell-a88fe6d4aa262836bfe8a3af11347a99" office:value-type="string">
            <text:p>10.44110</text:p>
          </table:table-cell>
        </table:table-row>
        <table:table-row table:style-name="ro1">
          <table:table-cell table:style-name="odsStyleTableCell-e65f00c8c026ab29f56776c4f73aae34" office:value-type="string">
            <text:p>SUIZA</text:p>
          </table:table-cell>
          <table:table-cell table:style-name="odsStyleTableCell-e65f00c8c026ab29f56776c4f73aae34" office:value-type="string">
            <text:p>FRANCO</text:p>
          </table:table-cell>
          <table:table-cell table:style-name="odsStyleTableCell-e65f00c8c026ab29f56776c4f73aae34" office:value-type="string">
            <text:p>CHF</text:p>
          </table:table-cell>
          <table:table-cell table:style-name="odsStyleTableCell-a88fe6d4aa262836bfe8a3af11347a99" office:value-type="string">
            <text:p>7.78661</text:p>
          </table:table-cell>
          <table:table-cell table:style-name="odsStyleTableCell-a88fe6d4aa262836bfe8a3af11347a99" office:value-type="string">
            <text:p>0.88100</text:p>
          </table:table-cell>
        </table:table-row>
        <table:table-row table:style-name="ro1">
          <table:table-cell table:style-name="odsStyleTableCell-e65f00c8c026ab29f56776c4f73aae34" office:value-type="string">
            <text:p>TAILANDIA</text:p>
          </table:table-cell>
          <table:table-cell table:style-name="odsStyleTableCell-e65f00c8c026ab29f56776c4f73aae34" office:value-type="string">
            <text:p>THAI BAHT</text:p>
          </table:table-cell>
          <table:table-cell table:style-name="odsStyleTableCell-e65f00c8c026ab29f56776c4f73aae34" office:value-type="string">
            <text:p>THB</text:p>
          </table:table-cell>
          <table:table-cell table:style-name="odsStyleTableCell-a88fe6d4aa262836bfe8a3af11347a99" office:value-type="string">
            <text:p>0.19057</text:p>
          </table:table-cell>
          <table:table-cell table:style-name="odsStyleTableCell-a88fe6d4aa262836bfe8a3af11347a99" office:value-type="string">
            <text:p>35.99700</text:p>
          </table:table-cell>
        </table:table-row>
        <table:table-row table:style-name="ro1">
          <table:table-cell table:style-name="odsStyleTableCell-e65f00c8c026ab29f56776c4f73aae34" office:value-type="string">
            <text:p>TAIWAN</text:p>
          </table:table-cell>
          <table:table-cell table:style-name="odsStyleTableCell-e65f00c8c026ab29f56776c4f73aae34" office:value-type="string">
            <text:p>DÓLAR</text:p>
          </table:table-cell>
          <table:table-cell table:style-name="odsStyleTableCell-e65f00c8c026ab29f56776c4f73aae34" office:value-type="string">
            <text:p>TWD</text:p>
          </table:table-cell>
          <table:table-cell table:style-name="odsStyleTableCell-a88fe6d4aa262836bfe8a3af11347a99" office:value-type="string">
            <text:p>0.21875</text:p>
          </table:table-cell>
          <table:table-cell table:style-name="odsStyleTableCell-a88fe6d4aa262836bfe8a3af11347a99" office:value-type="string">
            <text:p>31.36000</text:p>
          </table:table-cell>
        </table:table-row>
        <table:table-row table:style-name="ro1">
          <table:table-cell table:style-name="odsStyleTableCell-e65f00c8c026ab29f56776c4f73aae34" office:value-type="string">
            <text:p>TÚNEZ</text:p>
          </table:table-cell>
          <table:table-cell table:style-name="odsStyleTableCell-e65f00c8c026ab29f56776c4f73aae34" office:value-type="string">
            <text:p>DINAR TUNECINO</text:p>
          </table:table-cell>
          <table:table-cell table:style-name="odsStyleTableCell-e65f00c8c026ab29f56776c4f73aae34" office:value-type="string">
            <text:p>TND</text:p>
          </table:table-cell>
          <table:table-cell table:style-name="odsStyleTableCell-a88fe6d4aa262836bfe8a3af11347a99" office:value-type="string">
            <text:p>2.18973</text:p>
          </table:table-cell>
          <table:table-cell table:style-name="odsStyleTableCell-a88fe6d4aa262836bfe8a3af11347a99" office:value-type="string">
            <text:p>3.13280</text:p>
          </table:table-cell>
        </table:table-row>
        <table:table-row table:style-name="ro1">
          <table:table-cell table:style-name="odsStyleTableCell-e65f00c8c026ab29f56776c4f73aae34" office:value-type="string">
            <text:p>TURQUÍA</text:p>
          </table:table-cell>
          <table:table-cell table:style-name="odsStyleTableCell-e65f00c8c026ab29f56776c4f73aae34" office:value-type="string">
            <text:p>LIRA TURCA</text:p>
          </table:table-cell>
          <table:table-cell table:style-name="odsStyleTableCell-e65f00c8c026ab29f56776c4f73aae34" office:value-type="string">
            <text:p>TRY</text:p>
          </table:table-cell>
          <table:table-cell table:style-name="odsStyleTableCell-a88fe6d4aa262836bfe8a3af11347a99" office:value-type="string">
            <text:p>0.22239</text:p>
          </table:table-cell>
          <table:table-cell table:style-name="odsStyleTableCell-a88fe6d4aa262836bfe8a3af11347a99" office:value-type="string">
            <text:p>30.84620</text:p>
          </table:table-cell>
        </table:table-row>
        <table:table-row table:style-name="ro1">
          <table:table-cell table:style-name="odsStyleTableCell-e65f00c8c026ab29f56776c4f73aae34" office:value-type="string">
            <text:p>URUGUAY</text:p>
          </table:table-cell>
          <table:table-cell table:style-name="odsStyleTableCell-e65f00c8c026ab29f56776c4f73aae34" office:value-type="string">
            <text:p>PESO</text:p>
          </table:table-cell>
          <table:table-cell table:style-name="odsStyleTableCell-e65f00c8c026ab29f56776c4f73aae34" office:value-type="string">
            <text:p>UYU</text:p>
          </table:table-cell>
          <table:table-cell table:style-name="odsStyleTableCell-a88fe6d4aa262836bfe8a3af11347a99" office:value-type="string">
            <text:p>0.17525</text:p>
          </table:table-cell>
          <table:table-cell table:style-name="odsStyleTableCell-a88fe6d4aa262836bfe8a3af11347a99" office:value-type="string">
            <text:p>39.14350</text:p>
          </table:table-cell>
        </table:table-row>
        <table:table-row table:style-name="ro1">
          <table:table-cell table:style-name="odsStyleTableCell-e65f00c8c026ab29f56776c4f73aae34" office:value-type="string">
            <text:p>VENEZUELA</text:p>
          </table:table-cell>
          <table:table-cell table:style-name="odsStyleTableCell-e65f00c8c026ab29f56776c4f73aae34" office:value-type="string">
            <text:p>BOLIVAR DIGITAL</text:p>
          </table:table-cell>
          <table:table-cell table:style-name="odsStyleTableCell-e65f00c8c026ab29f56776c4f73aae34" office:value-type="string">
            <text:p>VES</text:p>
          </table:table-cell>
          <table:table-cell table:style-name="odsStyleTableCell-a88fe6d4aa262836bfe8a3af11347a99" office:value-type="string">
            <text:p>0.18919</text:p>
          </table:table-cell>
          <table:table-cell table:style-name="odsStyleTableCell-a88fe6d4aa262836bfe8a3af11347a99" office:value-type="string">
            <text:p>36.25900</text:p>
          </table:table-cell>
        </table:table-row>
        <table:table-row table:style-name="ro1">
          <table:table-cell table:style-name="odsStyleTableCell-e65f00c8c026ab29f56776c4f73aae34" office:value-type="string">
            <text:p>VIETNAM</text:p>
          </table:table-cell>
          <table:table-cell table:style-name="odsStyleTableCell-e65f00c8c026ab29f56776c4f73aae34" office:value-type="string">
            <text:p>DONG</text:p>
          </table:table-cell>
          <table:table-cell table:style-name="odsStyleTableCell-e65f00c8c026ab29f56776c4f73aae34" office:value-type="string">
            <text:p>VND</text:p>
          </table:table-cell>
          <table:table-cell table:style-name="odsStyleTableCell-a88fe6d4aa262836bfe8a3af11347a99" office:value-type="string">
            <text:p>0.00028</text:p>
          </table:table-cell>
          <table:table-cell table:style-name="odsStyleTableCell-a88fe6d4aa262836bfe8a3af11347a99" office:value-type="string">
            <text:p>24,531.30000</text:p>
          </table:table-cell>
        </table:table-row>
        <table:table-row table:style-name="ro1">
          <table:table-cell table:style-name="odsStyleTableCell-e65f00c8c026ab29f56776c4f73aae34" office:value-type="string">
            <text:p/>
          </table:table-cell>
          <table:table-cell table:style-name="odsStyleTableCell-e65f00c8c026ab29f56776c4f73aae34" office:value-type="string">
            <text:p>DERECHO ESPECIAL DE GIRO</text:p>
          </table:table-cell>
          <table:table-cell table:style-name="odsStyleTableCell-e65f00c8c026ab29f56776c4f73aae34" office:value-type="string">
            <text:p>USD/D.E.G.</text:p>
          </table:table-cell>
          <table:table-cell table:style-name="odsStyleTableCell-a88fe6d4aa262836bfe8a3af11347a99" office:value-type="string">
            <text:p/>
          </table:table-cell>
          <table:table-cell table:style-name="odsStyleTableCell-a88fe6d4aa262836bfe8a3af11347a99" office:value-type="string">
            <text:p>1.32476</text:p>
          </table:table-cell>
        </table:table-row>
        <table:table-row table:style-name="ro1">
          <table:table-cell table:style-name="odsStyleTableCell-e65f00c8c026ab29f56776c4f73aae34" office:value-type="string">
            <text:p/>
          </table:table-cell>
          <table:table-cell table:style-name="odsStyleTableCell-e65f00c8c026ab29f56776c4f73aae34" office:value-type="string">
            <text:p>UNIDAD DE FOMENTO DE VIVIENDA</text:p>
          </table:table-cell>
          <table:table-cell table:style-name="odsStyleTableCell-e65f00c8c026ab29f56776c4f73aae34" office:value-type="string">
            <text:p>Bs/UFV</text:p>
          </table:table-cell>
          <table:table-cell table:style-name="odsStyleTableCell-a88fe6d4aa262836bfe8a3af11347a99" office:value-type="string">
            <text:p/>
          </table:table-cell>
          <table:table-cell table:style-name="odsStyleTableCell-a88fe6d4aa262836bfe8a3af11347a99" office:value-type="string">
            <text:p>2.48115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2f22d33e2c6f61fee7cdeda36f86b09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a4e8a428b34adcd685f0fe2e04d683fe" office:value-type="string">
            <text:p> </text:p>
          </table:table-cell>
          <table:table-cell table:style-name="odsStyleTableCell-a4e8a428b34adcd685f0fe2e04d683fe" office:value-type="string">
            <text:p>UNIDAD MONETARIA</text:p>
          </table:table-cell>
          <table:table-cell table:style-name="odsStyleTableCell-a4e8a428b34adcd685f0fe2e04d683fe" office:value-type="string">
            <text:p>MONEDA</text:p>
          </table:table-cell>
          <table:table-cell table:style-name="odsStyleTableCell-a4e8a428b34adcd685f0fe2e04d683fe" office:value-type="string">
            <text:p>TIPO DE CAMBIO EN M.E.</text:p>
          </table:table-cell>
        </table:table-row>
        <table:table-row table:style-name="ro1">
          <table:table-cell table:style-name="odsStyleTableCell-e65f00c8c026ab29f56776c4f73aae34" office:value-type="string">
            <text:p>ORO</text:p>
          </table:table-cell>
          <table:table-cell table:style-name="odsStyleTableCell-e65f00c8c026ab29f56776c4f73aae34" office:value-type="string">
            <text:p>ONZA TROY ORO</text:p>
          </table:table-cell>
          <table:table-cell table:style-name="odsStyleTableCell-e65f00c8c026ab29f56776c4f73aae34" office:value-type="string">
            <text:p>USD./O.T.F.</text:p>
          </table:table-cell>
          <table:table-cell table:style-name="odsStyleTableCell-a88fe6d4aa262836bfe8a3af11347a99" office:value-type="string">
            <text:p>2,013.35000</text:p>
          </table:table-cell>
        </table:table-row>
        <table:table-row table:style-name="ro1">
          <table:table-cell table:style-name="odsStyleTableCell-e65f00c8c026ab29f56776c4f73aae34" office:value-type="string">
            <text:p>PLATA</text:p>
          </table:table-cell>
          <table:table-cell table:style-name="odsStyleTableCell-e65f00c8c026ab29f56776c4f73aae34" office:value-type="string">
            <text:p>ONZA TROY PLATA</text:p>
          </table:table-cell>
          <table:table-cell table:style-name="odsStyleTableCell-e65f00c8c026ab29f56776c4f73aae34" office:value-type="string">
            <text:p>USD./O.T.F.</text:p>
          </table:table-cell>
          <table:table-cell table:style-name="odsStyleTableCell-a88fe6d4aa262836bfe8a3af11347a99" office:value-type="string">
            <text:p>23.4181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2f22d33e2c6f61fee7cdeda36f86b09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a4e8a428b34adcd685f0fe2e04d683fe" office:value-type="string">
            <text:p> </text:p>
          </table:table-cell>
          <table:table-cell table:style-name="odsStyleTableCell-a4e8a428b34adcd685f0fe2e04d683fe" office:value-type="string">
            <text:p>1 MES</text:p>
          </table:table-cell>
          <table:table-cell table:style-name="odsStyleTableCell-a4e8a428b34adcd685f0fe2e04d683fe" office:value-type="string">
            <text:p>3 MESES</text:p>
          </table:table-cell>
          <table:table-cell table:style-name="odsStyleTableCell-a4e8a428b34adcd685f0fe2e04d683fe" office:value-type="string">
            <text:p>6 MESES</text:p>
          </table:table-cell>
        </table:table-row>
        <table:table-row table:style-name="ro1">
          <table:table-cell table:style-name="odsStyleTableCell-93510232015b173121288787ccf76c3f" office:value-type="string">
            <text:p>TASA LIBOR(USD)</text:p>
          </table:table-cell>
          <table:table-cell table:style-name="odsStyleTableCell-a88fe6d4aa262836bfe8a3af11347a99" office:value-type="string">
            <text:p>5.43</text:p>
          </table:table-cell>
          <table:table-cell table:style-name="odsStyleTableCell-a88fe6d4aa262836bfe8a3af11347a99" office:value-type="string">
            <text:p>5.58</text:p>
          </table:table-cell>
          <table:table-cell table:style-name="odsStyleTableCell-a88fe6d4aa262836bfe8a3af11347a99" office:value-type="string">
            <text:p>5.6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65f00c8c026ab29f56776c4f73aae34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24</meta:creation-date>
    <meta:generator>ods générator</meta:generator>
    <dc:date>2024-10-16T13:16:24</dc:date>
    <meta:editing-duration>PT1S</meta:editing-duration>
    <meta:editing-cycles>1</meta:editing-cycles>
    <meta:document-statistic meta:table-count="1" meta:cell-count="4" meta:object-count="0"/>
  </office:meta>
</office:document-meta>
</file>